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 style:master-page-name="First_20_Page">
      <style:table-properties style:width="15.311cm" style:page-number="auto" table:align="center" style:shadow="none" style:writing-mode="lr-tb"/>
    </style:style>
    <style:style style:name="Tabla1.A" style:family="table-column">
      <style:table-column-properties style:column-width="15.31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072cm" fo:margin-left="0.06cm" table:align="left" style:writing-mode="lr-tb"/>
    </style:style>
    <style:style style:name="Tabla3.A" style:family="table-column">
      <style:table-column-properties style:column-width="15.072cm"/>
    </style:style>
    <style:style style:name="Tabla3.1" style:family="table-row">
      <style:table-row-properties style:min-row-height="0.517cm" fo:keep-together="auto"/>
    </style:style>
    <style:style style:name="Tabla3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4.28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5.157cm" fo:margin-left="0cm" table:align="left" style:writing-mode="lr-tb"/>
    </style:style>
    <style:style style:name="Tabla4.A" style:family="table-column">
      <style:table-column-properties style:column-width="2.427cm"/>
    </style:style>
    <style:style style:name="Tabla4.B" style:family="table-column">
      <style:table-column-properties style:column-width="0.669cm"/>
    </style:style>
    <style:style style:name="Tabla4.C" style:family="table-column">
      <style:table-column-properties style:column-width="2.101cm"/>
    </style:style>
    <style:style style:name="Tabla4.D" style:family="table-column">
      <style:table-column-properties style:column-width="3.641cm"/>
    </style:style>
    <style:style style:name="Tabla4.E" style:family="table-column">
      <style:table-column-properties style:column-width="1.933cm"/>
    </style:style>
    <style:style style:name="Tabla4.F" style:family="table-column">
      <style:table-column-properties style:column-width="1.136cm"/>
    </style:style>
    <style:style style:name="Tabla4.G" style:family="table-column">
      <style:table-column-properties style:column-width="3.251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3" style:family="table-row">
      <style:table-row-properties fo:keep-together="auto"/>
    </style:style>
    <style:style style:name="Tabla4.A3" style:family="table-cell">
      <style:table-cell-properties style:vertical-align="middle" fo:background-color="#95b3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4" style:family="table-row">
      <style:table-row-properties fo:keep-together="auto"/>
    </style:style>
    <style:style style:name="Tabla4.A4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fo:keep-together="auto"/>
    </style:style>
    <style:style style:name="Tabla4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6" style:family="table-row">
      <style:table-row-properties fo:keep-together="auto"/>
    </style:style>
    <style:style style:name="Tabla4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7" style:family="table-row">
      <style:table-row-properties fo:keep-together="auto"/>
    </style:style>
    <style:style style:name="Tabla4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8" style:family="table-row">
      <style:table-row-properties fo:keep-together="auto"/>
    </style:style>
    <style:style style:name="Tabla4.A8" style:family="table-cell">
      <style:table-cell-properties style:vertical-align="middle" fo:background-color="#8db3e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9" style:family="table-row">
      <style:table-row-properties fo:keep-together="auto"/>
    </style:style>
    <style:style style:name="Tabla4.A9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G9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10" style:family="table-row">
      <style:table-row-properties fo:keep-together="auto"/>
    </style:style>
    <style:style style:name="Tabla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1" style:family="table-row">
      <style:table-row-properties fo:keep-together="auto"/>
    </style:style>
    <style:style style:name="Tabla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2" style:family="table-row">
      <style:table-row-properties fo:keep-together="auto"/>
    </style:style>
    <style:style style:name="Tabla4.13" style:family="table-row">
      <style:table-row-properties fo:keep-together="auto"/>
    </style:style>
    <style:style style:name="Tabla4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4" style:family="table-row">
      <style:table-row-properties fo:keep-together="auto"/>
    </style:style>
    <style:style style:name="Tabla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5" style:family="table-row">
      <style:table-row-properties fo:keep-together="auto"/>
    </style:style>
    <style:style style:name="Tabla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18" style:family="table-row">
      <style:table-row-properties fo:keep-together="auto"/>
    </style:style>
    <style:style style:name="Tabla4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19" style:family="table-row">
      <style:table-row-properties fo:keep-together="auto"/>
    </style:style>
    <style:style style:name="Tabla4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0" style:family="table-row">
      <style:table-row-properties fo:keep-together="auto"/>
    </style:style>
    <style:style style:name="Tabla4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1" style:family="table-row">
      <style:table-row-properties fo:keep-together="auto"/>
    </style:style>
    <style:style style:name="Tabla4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2" style:family="table-row">
      <style:table-row-properties fo:keep-together="auto"/>
    </style:style>
    <style:style style:name="Tabla4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3" style:family="table-row">
      <style:table-row-properties fo:keep-together="auto"/>
    </style:style>
    <style:style style:name="Tabla4.24" style:family="table-row">
      <style:table-row-properties fo:keep-together="auto"/>
    </style:style>
    <style:style style:name="Tabla4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5" style:family="table-row">
      <style:table-row-properties fo:keep-together="auto"/>
    </style:style>
    <style:style style:name="Tabla4.A25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4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13.882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text-properties fo:font-size="10pt" fo:language="es" fo:country="ES" officeooo:paragraph-rsid="000719d8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5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6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 style:snap-to-layout-grid="false"/>
      <style:text-properties style:font-name="Cambria" fo:font-size="10pt" fo:language="es" fo:country="ES" officeooo:rsid="000303d5" officeooo:paragraph-rsid="000303d5" style:font-name-asian="Times New Roman" style:font-size-asian="10pt" style:language-asian="es" style:country-asian="ES" style:font-size-complex="10pt"/>
    </style:style>
    <style:style style:name="P8" style:family="paragraph" style:parent-style-name="Standard">
      <style:text-properties style:font-name="Cambria" fo:font-size="10pt" fo:language="es" fo:country="ES" officeooo:paragraph-rsid="000303d5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0" style:family="paragraph" style:parent-style-name="Standard">
      <style:text-properties style:font-name="Cambria" fo:font-size="10pt" fo:language="es" fo:country="ES" fo:font-style="italic" style:font-name-asian="Times New Roman" style:font-size-asian="10pt" style:language-asian="es" style:country-asian="ES" style:font-style-asian="italic" style:font-size-complex="10pt" style:font-style-complex="italic"/>
    </style:style>
    <style:style style:name="P11" style:family="paragraph" style:parent-style-name="Standard">
      <style:text-properties style:font-name="Cambria" fo:font-size="10pt" fo:language="es" fo:country="ES" fo:font-style="italic" officeooo:rsid="000303d5" officeooo:paragraph-rsid="000303d5" style:font-name-asian="Times New Roman" style:font-size-asian="10pt" style:language-asian="es" style:country-asian="ES" style:font-style-asian="italic" style:font-size-complex="10pt" style:font-style-complex="italic"/>
    </style:style>
    <style:style style:name="P12" style:family="paragraph" style:parent-style-name="Standard">
      <style:text-properties style:font-name="Cambria" fo:font-size="10pt" fo:language="es" fo:country="ES" fo:font-style="italic" officeooo:rsid="000719d8" officeooo:paragraph-rsid="000719d8" style:font-name-asian="Times New Roman" style:font-size-asian="10pt" style:language-asian="es" style:country-asian="ES" style:font-style-asian="italic" style:font-size-complex="10pt" style:font-style-complex="italic"/>
    </style:style>
    <style:style style:name="P13" style:family="paragraph" style:parent-style-name="Standard">
      <style:text-properties style:font-name="Cambria" fo:font-size="10pt" fo:language="es" fo:country="ES" fo:font-style="italic" officeooo:rsid="000719d8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14" style:family="paragraph" style:parent-style-name="Standard">
      <style:text-properties style:font-name="Cambria" fo:font-size="10pt" fo:language="es" fo:country="ES" fo:font-style="italic" officeooo:rsid="0008ce2f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15" style:family="paragraph" style:parent-style-name="Standard">
      <style:text-properties style:font-name="Cambria" fo:font-size="10pt" fo:language="es" fo:country="ES" fo:font-style="italic" officeooo:rsid="000a8ab5" officeooo:paragraph-rsid="000a8ab5" style:font-name-asian="Times New Roman" style:font-size-asian="10pt" style:language-asian="es" style:country-asian="ES" style:font-style-asian="italic" style:font-size-complex="10pt" style:font-style-complex="italic"/>
    </style:style>
    <style:style style:name="P16" style:family="paragraph" style:parent-style-name="Standard">
      <style:text-properties style:font-size-complex="10pt"/>
    </style:style>
    <style:style style:name="P17" style:family="paragraph" style:parent-style-name="Text_20_body">
      <style:paragraph-properties fo:text-align="end" style:justify-single-word="false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Heading_20_1">
      <style:paragraph-properties fo:text-align="start" style:justify-single-word="false" style:snap-to-layout-grid="false"/>
      <style:text-properties fo:color="#333399" style:font-name="Cambria" fo:font-weight="normal" style:font-weight-asian="normal" style:language-complex="zxx" style:country-complex="none" style:font-weight-complex="normal"/>
    </style:style>
    <style:style style:name="P20" style:family="paragraph" style:parent-style-name="Footer">
      <style:paragraph-properties fo:text-align="end" style:justify-single-word="false"/>
      <style:text-properties fo:font-size="9pt" officeooo:paragraph-rsid="000d5855" style:font-size-asian="9pt" style:font-size-complex="9pt"/>
    </style:style>
    <style:style style:name="P21" style:family="paragraph" style:parent-style-name="Footer">
      <style:paragraph-properties fo:text-align="end" style:justify-single-word="false"/>
      <style:text-properties fo:font-size="9pt" officeooo:paragraph-rsid="000ef58c" style:font-size-asian="9pt" style:font-size-complex="9pt"/>
    </style:style>
    <style:style style:name="P22" style:family="paragraph" style:parent-style-name="Standard">
      <style:text-properties style:font-name="Cambria" fo:font-size="10pt" fo:language="es" fo:country="ES" fo:font-style="italic" style:font-name-asian="Times New Roman" style:font-size-asian="10pt" style:language-asian="es" style:country-asian="ES" style:font-style-asian="italic" style:font-size-complex="10pt" style:font-style-complex="italic"/>
    </style:style>
    <style:style style:name="P23" style:family="paragraph" style:parent-style-name="Standard">
      <style:text-properties style:font-name="Cambria" fo:font-size="10pt" fo:language="es" fo:country="ES" fo:font-style="italic" officeooo:rsid="0008ce2f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24" style:family="paragraph" style:parent-style-name="Standard">
      <style:text-properties style:font-name="Cambria" fo:font-size="10pt" fo:language="es" fo:country="ES" fo:font-style="italic" officeooo:rsid="0008ce2f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25" style:family="paragraph" style:parent-style-name="Standard">
      <style:text-properties style:font-name="Cambria" fo:font-size="10pt" fo:language="es" fo:country="ES" fo:font-style="italic" officeooo:rsid="000a8ab5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26" style:family="paragraph" style:parent-style-name="Standard">
      <style:text-properties style:font-name="Cambria" fo:font-size="10pt" fo:language="es" fo:country="ES" fo:font-style="italic" officeooo:rsid="000a8ab5" officeooo:paragraph-rsid="000a8ab5" style:font-name-asian="Times New Roman" style:font-size-asian="10pt" style:language-asian="es" style:country-asian="ES" style:font-style-asian="italic" style:font-size-complex="10pt" style:font-style-complex="italic"/>
    </style:style>
    <style:style style:name="P27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28" style:family="paragraph" style:parent-style-name="Standard">
      <style:text-properties style:font-name="Cambria" fo:font-size="10pt" fo:language="es" fo:country="ES" officeooo:paragraph-rsid="0008ce2f" style:font-name-asian="Times New Roman" style:font-size-asian="10pt" style:language-asian="es" style:country-asian="ES" style:font-size-complex="10pt"/>
    </style:style>
    <style:style style:name="P29" style:family="paragraph" style:parent-style-name="Standard">
      <style:text-properties style:font-name="Cambria" fo:font-size="10pt" fo:language="es" fo:country="ES" officeooo:paragraph-rsid="000d5855" style:font-name-asian="Times New Roman" style:font-size-asian="10pt" style:language-asian="es" style:country-asian="ES" style:font-size-complex="10pt"/>
    </style:style>
    <style:style style:name="P30" style:family="paragraph" style:parent-style-name="Standard">
      <style:text-properties style:font-name="Cambria" fo:font-size="10pt" fo:language="es" fo:country="ES" officeooo:paragraph-rsid="000303d5" style:font-name-asian="Times New Roman" style:font-size-asian="10pt" style:language-asian="es" style:country-asian="ES" style:font-size-complex="10pt"/>
    </style:style>
    <style:style style:name="P31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32" style:family="paragraph" style:parent-style-name="Standard">
      <style:text-properties style:font-name="Liberation Sans"/>
    </style:style>
    <style:style style:name="P33" style:family="paragraph" style:parent-style-name="Standard">
      <style:paragraph-properties style:snap-to-layout-grid="false"/>
      <style:text-properties style:font-name="Liberation Sans" fo:font-size="10pt" style:font-size-asian="10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36" style:family="paragraph" style:parent-style-name="Standard">
      <style:paragraph-properties style:snap-to-layout-grid="false"/>
      <style:text-properties style:font-name="Liberation Sans" fo:font-size="9pt" fo:language="es" fo:country="ES" officeooo:rsid="000303d5" officeooo:paragraph-rsid="000303d5" style:font-name-asian="Times New Roman" style:font-size-asian="9pt" style:language-asian="es" style:country-asian="ES" style:font-size-complex="9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officeooo:rsid="000303d5" officeooo:paragraph-rsid="000303d5" style:font-name-asian="Times New Roman" style:font-size-asian="9pt" style:language-asian="es" style:country-asian="ES" style:font-size-complex="9pt"/>
    </style:style>
    <style:style style:name="P38" style:family="paragraph" style:parent-style-name="Standard">
      <style:paragraph-properties style:snap-to-layout-grid="false"/>
      <style:text-properties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39" style:family="paragraph" style:parent-style-name="Standard">
      <style:paragraph-properties style:snap-to-layout-grid="false"/>
      <style:text-properties style:font-name="Liberation Sans" fo:font-size="9pt" fo:language="es" fo:country="ES" officeooo:paragraph-rsid="0004419d" style:font-name-asian="Times New Roman" style:font-size-asian="9pt" style:language-asian="es" style:country-asian="ES" style:font-size-complex="9pt"/>
    </style:style>
    <style:style style:name="P40" style:family="paragraph" style:parent-style-name="Standard">
      <style:paragraph-properties style:snap-to-layout-grid="false"/>
      <style:text-properties style:font-name="Liberation Sans" fo:font-size="9pt" fo:language="es" fo:country="ES" officeooo:paragraph-rsid="0005e837" style:font-name-asian="Times New Roman" style:font-size-asian="9pt" style:language-asian="es" style:country-asian="ES" style:font-size-complex="9pt"/>
    </style:style>
    <style:style style:name="P41" style:family="paragraph" style:parent-style-name="Standard">
      <style:paragraph-properties style:snap-to-layout-grid="false"/>
      <style:text-properties style:font-name="Liberation Sans" fo:font-size="9pt" fo:language="es" fo:country="ES" officeooo:paragraph-rsid="000f3a90" style:font-name-asian="Times New Roman" style:font-size-asian="9pt" style:language-asian="es" style:country-asian="ES" style:font-size-complex="9pt"/>
    </style:style>
    <style:style style:name="P42" style:family="paragraph" style:parent-style-name="Standard">
      <style:paragraph-properties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/>
    </style:style>
    <style:style style:name="P44" style:family="paragraph" style:parent-style-name="Standard">
      <style:paragraph-properties style:snap-to-layout-grid="false"/>
      <style:text-properties style:font-name="Liberation Sans" fo:font-size="9pt" fo:language="es" fo:country="ES" officeooo:rsid="0005e837" officeooo:paragraph-rsid="0005e837" style:font-name-asian="Times New Roman" style:font-size-asian="9pt" style:language-asian="es" style:country-asian="ES" style:font-size-complex="9pt"/>
    </style:style>
    <style:style style:name="P45" style:family="paragraph" style:parent-style-name="Standard">
      <style:paragraph-properties style:snap-to-layout-grid="false"/>
      <style:text-properties style:font-name="Liberation Sans" fo:font-size="9pt" fo:language="es" fo:country="ES" officeooo:rsid="0005e837" officeooo:paragraph-rsid="000f3a90" style:font-name-asian="Times New Roman" style:font-size-asian="9pt" style:language-asian="es" style:country-asian="ES" style:font-size-complex="9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officeooo:rsid="0005e837" officeooo:paragraph-rsid="0005e837" style:font-name-asian="Times New Roman" style:font-size-asian="9pt" style:language-asian="es" style:country-asian="ES" style:font-size-complex="9pt"/>
    </style:style>
    <style:style style:name="P47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ffffff" style:font-name="Liberation Sans" fo:font-size="9pt" fo:language="es" fo:country="ES" fo:font-weight="bold" style:font-name-asian="Times New Roman" style:font-size-asian="9pt" style:language-asian="es" style:country-asian="ES" style:font-weight-asian="bold" style:font-size-complex="9pt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333399"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50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04288" style:font-size-asian="14pt" style:font-weight-asian="bold" style:font-size-complex="14pt" style:font-weight-complex="bold"/>
    </style:style>
    <style:style style:name="P5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1f0cb" style:font-size-asian="14pt" style:font-weight-asian="bold" style:font-size-complex="14pt" style:font-weight-complex="bold"/>
    </style:style>
    <style:style style:name="P5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04288" style:font-size-asian="14pt" style:font-size-complex="14pt"/>
    </style:style>
    <style:style style:name="P5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1f0cb" style:font-size-asian="14pt" style:font-size-complex="14pt"/>
    </style:style>
    <style:style style:name="P54" style:family="paragraph" style:parent-style-name="Heading_20_2">
      <style:paragraph-properties fo:margin-top="0.101cm" fo:margin-bottom="0.101cm" loext:contextual-spacing="false" fo:text-align="end" style:justify-single-word="false"/>
      <style:text-properties style:font-name="FreeSans" fo:font-size="14pt" officeooo:paragraph-rsid="000ef58c" style:font-size-asian="14pt" style:font-size-complex="14pt"/>
    </style:style>
    <style:style style:name="P55" style:family="paragraph" style:parent-style-name="Párrafo_20_de_20_lista" style:list-style-name="WW8Num1">
      <style:paragraph-properties fo:margin-left="0.06cm" fo:margin-right="0cm" fo:text-align="center" style:justify-single-word="false" fo:orphans="2" fo:widows="2" fo:hyphenation-ladder-count="no-limit" fo:text-indent="-0.06cm" style:auto-text-indent="false"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56" style:family="paragraph" style:parent-style-name="Párrafo_20_de_20_lista" style:list-style-name="WW8Num1">
      <style:paragraph-properties fo:margin-left="0.06cm" fo:margin-right="0cm" fo:text-align="center" style:justify-single-word="false" fo:orphans="2" fo:widows="2" fo:hyphenation-ladder-count="no-limit" fo:text-indent="-0.06cm" style:auto-text-indent="false" style:snap-to-layout-grid="false"/>
      <style:text-properties style:font-name="Liberation Sans" fo:font-size="9pt" fo:language="es" fo:country="ES" officeooo:rsid="0004419d" officeooo:paragraph-rsid="000f3a90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57" style:family="paragraph" style:parent-style-name="Párrafo_20_de_20_lista" style:list-style-name="WW8Num1">
      <style:paragraph-properties fo:margin-left="0cm" fo:margin-right="0cm" fo:text-align="center" style:justify-single-word="false" fo:orphans="2" fo:widows="2" fo:hyphenation-ladder-count="no-limit" fo:text-indent="0cm" style:auto-text-indent="false"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58" style:family="paragraph" style:parent-style-name="Párrafo_20_de_20_lista" style:list-style-name="WW8Num1">
      <style:paragraph-properties fo:margin-left="0cm" fo:margin-right="0cm" fo:text-align="center" style:justify-single-word="false" fo:orphans="2" fo:widows="2" fo:hyphenation-ladder-count="no-limit" fo:text-indent="0cm" style:auto-text-indent="false" style:snap-to-layout-grid="false"/>
      <style:text-properties style:font-name="Liberation Sans" fo:font-size="9pt" fo:language="es" fo:country="ES" officeooo:rsid="0004419d" officeooo:paragraph-rsid="0005e837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59" style:family="paragraph">
      <style:paragraph-properties fo:text-align="center"/>
    </style:style>
    <style:style style:name="T1" style:family="text">
      <style:text-properties officeooo:rsid="000303d5"/>
    </style:style>
    <style:style style:name="T2" style:family="text">
      <style:text-properties officeooo:rsid="0004419d"/>
    </style:style>
    <style:style style:name="T3" style:family="text">
      <style:text-properties officeooo:rsid="0005e837"/>
    </style:style>
    <style:style style:name="T4" style:family="text">
      <style:text-properties officeooo:rsid="000719d8"/>
    </style:style>
    <style:style style:name="T5" style:family="text">
      <style:text-properties officeooo:rsid="000a96e4"/>
    </style:style>
    <style:style style:name="T6" style:family="text">
      <style:text-properties fo:font-variant="normal" fo:text-transform="none" fo:color="#000000" style:font-name="Liberation Sans" fo:font-size="9pt" fo:letter-spacing="normal" fo:font-style="normal" style:text-underline-style="none" style:font-size-asian="9pt" style:font-size-complex="9pt"/>
    </style:style>
    <style:style style:name="T7" style:family="text">
      <style:text-properties fo:font-variant="normal" fo:text-transform="none" fo:color="#000000" style:font-name="Liberation Sans" fo:font-size="9pt" fo:letter-spacing="normal" fo:font-style="normal" style:text-underline-style="none" officeooo:rsid="001b2fe9" style:font-size-asian="9pt" style:font-size-complex="9pt"/>
    </style:style>
    <style:style style:name="T8" style:family="text">
      <style:text-properties fo:font-variant="normal" fo:text-transform="none" fo:color="#000000" style:font-name="Liberation Sans" fo:font-size="9pt" fo:letter-spacing="normal" fo:font-style="normal" style:text-underline-style="none" fo:font-weight="bold" officeooo:rsid="001b2fe9" style:font-size-asian="9pt" style:font-weight-asian="bold" style:font-size-complex="9pt" style:font-weight-complex="bold"/>
    </style:style>
    <style:style style:name="T9" style:family="text">
      <style:text-properties fo:font-variant="normal" fo:text-transform="none" fo:color="#000000" style:font-name="Liberation Sans" fo:font-size="9pt" fo:letter-spacing="normal" fo:font-style="normal" style:text-underline-style="none" fo:font-weight="normal" officeooo:rsid="001b2fe9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fo:color="#000000" style:font-name="Liberation Sans" fo:font-size="10pt" fo:letter-spacing="normal" fo:font-style="normal" style:text-underline-style="none" style:font-size-asian="10pt" style:font-size-complex="10pt"/>
    </style:style>
    <style:style style:name="T11" style:family="text">
      <style:text-properties fo:font-variant="normal" fo:text-transform="none" fo:color="#000000" style:font-name="Liberation Sans" fo:font-size="10pt" fo:letter-spacing="normal" fo:font-style="normal" style:text-underline-style="none" officeooo:rsid="001b2fe9" style:font-size-asian="10pt" style:font-size-complex="10pt"/>
    </style:style>
    <style:style style:name="T12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style:font-name="Liberation Sans" fo:font-size="10pt" fo:letter-spacing="normal" fo:font-style="normal" style:text-underline-style="none" fo:font-weight="normal" officeooo:rsid="001b2fe9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font-name="Liberation Sans" fo:font-size="9pt" fo:letter-spacing="normal" fo:font-style="normal" style:text-underline-style="none" officeooo:rsid="001b2fe9" style:font-size-asian="9pt" style:font-size-complex="9pt"/>
    </style:style>
    <style:style style:name="T16" style:family="text">
      <style:text-properties fo:font-variant="normal" fo:text-transform="none" fo:color="#000000" style:font-name="Liberation Sans" fo:font-size="9pt" fo:letter-spacing="normal" fo:font-style="normal" style:text-underline-style="none" fo:font-weight="bold" officeooo:rsid="001b2fe9" style:font-size-asian="9pt" style:font-weight-asian="bold" style:font-size-complex="9pt" style:font-weight-complex="bold"/>
    </style:style>
    <style:style style:name="T17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style:font-name="Liberation Sans" fo:font-size="10pt" fo:letter-spacing="normal" fo:font-style="normal" style:text-underline-style="none" officeooo:rsid="001b2fe9" style:font-size-asian="10pt" style:font-size-complex="10pt"/>
    </style:style>
    <style:style style:name="T20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T21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T22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style="italic" fo:font-weight="normal" officeooo:rsid="000e3434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0e3434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0d5855" style:font-size-asian="10pt" style:font-weight-asian="normal" style:font-size-complex="10pt" style:font-weight-complex="normal"/>
    </style:style>
    <style:style style:name="T27" style:family="text">
      <style:text-properties style:font-name="Liberation Sans" fo:font-size="10pt" fo:font-weight="normal" officeooo:rsid="000d4354" style:font-size-asian="10pt" style:font-weight-asian="normal" style:font-size-complex="10pt" style:font-weight-complex="normal"/>
    </style:style>
    <style:style style:name="T28" style:family="text">
      <style:text-properties style:font-name="Liberation Sans" fo:font-size="10pt" fo:font-weight="normal" officeooo:rsid="00169b41" style:font-size-asian="10pt" style:font-weight-asian="normal" style:font-size-complex="10pt" style:font-weight-complex="normal"/>
    </style:style>
    <style:style style:name="T29" style:family="text">
      <style:text-properties style:font-name="Liberation Sans" fo:font-size="10pt" fo:font-weight="normal" officeooo:rsid="0010eb7e" style:font-size-asian="10pt" style:font-weight-asian="normal" style:font-size-complex="10pt" style:font-weight-complex="normal"/>
    </style:style>
    <style:style style:name="T30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31" style:family="text">
      <style:text-properties style:font-name="Liberation Sans" fo:font-weight="normal" style:font-weight-asian="normal" style:font-weight-complex="normal"/>
    </style:style>
    <style:style style:name="T32" style:family="text">
      <style:text-properties style:font-name="Liberation Sans" fo:font-weight="normal" officeooo:rsid="000e3434" style:font-weight-asian="normal" style:font-weight-complex="normal"/>
    </style:style>
    <style:style style:name="T33" style:family="text">
      <style:text-properties style:font-name="Liberation Sans" fo:font-weight="normal" officeooo:rsid="000d4354" style:font-weight-asian="normal" style:font-weight-complex="normal"/>
    </style:style>
    <style:style style:name="T34" style:family="text">
      <style:text-properties style:font-name="Liberation Sans" fo:font-weight="normal" officeooo:rsid="000d5855" style:font-weight-asian="normal" style:font-weight-complex="normal"/>
    </style:style>
    <style:style style:name="T35" style:family="text">
      <style:text-properties style:font-name="FreeSans" fo:font-weight="normal" officeooo:rsid="000e3434" style:font-weight-asian="normal" style:font-weight-complex="normal"/>
    </style:style>
    <style:style style:name="T36" style:family="text">
      <style:text-properties style:font-name="FreeSans" fo:font-size="10pt" fo:font-weight="normal" officeooo:rsid="000e3434" style:font-size-asian="10pt" style:font-weight-asian="normal" style:font-size-complex="10pt" style:font-weight-complex="normal"/>
    </style:style>
    <style:style style:name="T37" style:family="text">
      <style:text-properties fo:font-style="italic" officeooo:rsid="000303d5" style:font-style-asian="italic" style:font-style-complex="italic"/>
    </style:style>
    <style:style style:name="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9" text:outline-level="1">Ficha: ELABORANDO O NOSO PLAN DE EMPRESA</text:h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Nome e Apelidos </text:p>
          </table:table-cell>
          <table:table-cell table:style-name="Tabla2.B1" office:value-type="string">
            <text:p text:style-name="P7">Adrián Álvarez Lois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Describe a Idea do negocio que vas constituír.</text:p>
          </table:table-cell>
        </table:table-row>
        <table:table-row table:style-name="Tabla3.2">
          <table:table-cell table:style-name="Tabla3.A2" office:value-type="string">
            <text:p text:style-name="P6">A miña empresa vaise a dedicar a…</text:p>
            <text:p text:style-name="P5"/>
            <text:p text:style-name="P11">- Crear unha comunidade en rede de pequenos productores agrícolas que poñan en producción leiras e pequenos hortos polo país adiante baixo uns estándares de sustentabilidade co medio.</text:p>
            <text:p text:style-name="P11">- Crear unha plataforma en rede para comercializar e distribuir os productos obtidos do campo sen máis intermediario entre productor e cliente que nós.</text:p>
            <text:p text:style-name="P11">- Servir como ponto de encontro entre productores e consumidores.</text:p>
            <text:p text:style-name="P11">- <text:span text:style-name="T4">Asesorar a pequenos productores e institucións públicas na posta en valor productivo da terra.</text:span></text:p>
            <text:p text:style-name="P11"/>
            <text:p text:style-name="P12">Os ingresos serían xenerados polos consumidores que adquiren os productos dun dos nosos asociados cos que se comparte o beneficio tras restar os gastos de distribución etc.</text:p>
            <text:p text:style-name="P12">Outra fonte de ingresos serían subvencións de institucións para a realización de obradoiros e asesoramento sobre a producción ecolóxica en entornos urbanos e peri-urbanos.</text:p>
            <text:p text:style-name="P12">Promover eventos onde dar a coñecer as nosas actividades e os productos que comercializamos con posibilidade de venda.</text:p>
            <text:p text:style-name="P5"/>
            <text:p text:style-name="P5">Elixo este negocio e non outro porque…</text:p>
            <text:p text:style-name="P5"/>
            <text:p text:style-name="P5">- <text:span text:style-name="T4">É un xeito honrado de gañarse a vida.</text:span></text:p>
            <text:p text:style-name="P11">- Cumpre diversos aspectos que me interesan ultimamente como poñer en valor para a a actividade económica os terreos valeiros que non teñen utilidade.</text:p>
            <text:p text:style-name="P11">- Elimínanse os intermediarios na cadea de producción, distribución e consumo de alimentos.</text:p>
            <text:p text:style-name="P11">- Pode crear emprego en zonas como o rural e pon en valor aspectos como o respeito ao meio ambiente, a ética nos negocios etc.</text:p>
            <text:p text:style-name="P11">- O deseño da plataforma web pode servir como ponto de partida para programar outros productos que levan consigo a xestión integral de empresas de calquera eido que traballen con e-commerce, xestión de stocks e todo o que se refire a organización dunha empresa que ofrece servizos.</text:p>
            <text:p text:style-name="P8"/>
            <text:p text:style-name="P5">Vai cubrir as necesidades de…</text:p>
            <text:p text:style-name="P10"/>
            <text:p text:style-name="P11">- Consumidores particulares que desexan ter un control absoluto sobre os alimentos que consumen.</text:p>
            <text:p text:style-name="P11">- Empresas do sector turístico, hostalaría e servizos que buscan ofrecer productos diferentes e de calidade.</text:p>
            <text:p text:style-name="P8"><text:span text:style-name="T37">- Xente que teña disponibilidade de terreos valeiros sobre os cales poderá xerar unha actividade económica que convirta esos terreos en fontes de ingresos.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3"><text:s text:c="75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ext:soft-page-break/>
        <table:table-row table:style-name="Tabla4.1">
          <table:table-cell table:style-name="Tabla4.A1" table:number-columns-spanned="7" office:value-type="string">
            <text:p text:style-name="P33">Presentación dos promotores: para ordenar a información podes utilizar a seguinte ficha cumprimentada cos datos de todos os promotores do nego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7" office:value-type="string">
            <text:p text:style-name="P49">DATOS PERSO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35">Nome e apelidos</text:p>
          </table:table-cell>
          <table:covered-table-cell/>
          <table:table-cell table:style-name="Tabla4.C4" table:number-columns-spanned="5" office:value-type="string">
            <text:p text:style-name="P36">Adrián Álvarez Lois</text:p>
          </table:table-cell>
          <table:covered-table-cell/>
          <table:covered-table-cell/>
          <table:covered-table-cell/>
          <table:covered-table-cell/>
        </table:table-row>
        <table:table-row table:style-name="Tabla4.5">
          <table:table-cell table:style-name="Tabla4.A4" table:number-columns-spanned="2" office:value-type="string">
            <text:p text:style-name="P35">NIF</text:p>
          </table:table-cell>
          <table:covered-table-cell/>
          <table:table-cell table:style-name="Tabla4.C7" office:value-type="string">
            <text:p text:style-name="P37">35453639J</text:p>
          </table:table-cell>
          <table:table-cell table:style-name="Tabla4.A4" office:value-type="string">
            <text:p text:style-name="P35">E-mail</text:p>
          </table:table-cell>
          <table:table-cell table:style-name="Tabla4.E7" table:number-columns-spanned="3" office:value-type="string">
            <text:p text:style-name="P36">adrian.alvarez.lois@gmail.com</text:p>
          </table:table-cell>
          <table:covered-table-cell/>
          <table:covered-table-cell/>
        </table:table-row>
        <table:table-row table:style-name="Tabla4.6">
          <table:table-cell table:style-name="Tabla4.A4" table:number-columns-spanned="2" office:value-type="string">
            <text:p text:style-name="P35">Data de nacemento</text:p>
          </table:table-cell>
          <table:covered-table-cell/>
          <table:table-cell table:style-name="Tabla4.C7" office:value-type="string">
            <text:p text:style-name="P37">05/11/1982</text:p>
          </table:table-cell>
          <table:table-cell table:style-name="Tabla4.A4" table:number-rows-spanned="2" office:value-type="string">
            <text:p text:style-name="P35">Dirección</text:p>
          </table:table-cell>
          <table:table-cell table:style-name="Tabla4.E7" table:number-rows-spanned="2" table:number-columns-spanned="3" office:value-type="string">
            <text:p text:style-name="P36">Rúa do Sineiro 18.</text:p>
          </table:table-cell>
          <table:covered-table-cell/>
          <table:covered-table-cell/>
        </table:table-row>
        <table:table-row table:style-name="Tabla4.7">
          <table:table-cell table:style-name="Tabla4.A4" table:number-columns-spanned="2" office:value-type="string">
            <text:p text:style-name="P35">Teléfono</text:p>
          </table:table-cell>
          <table:covered-table-cell/>
          <table:table-cell table:style-name="Tabla4.C7" office:value-type="string">
            <text:p text:style-name="P37">617515723</text:p>
          </table:table-cell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8" table:number-columns-spanned="7" office:value-type="string">
            <text:p text:style-name="P49">DATOS PROFES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9">
          <table:table-cell table:style-name="Tabla4.A9" table:number-rows-spanned="3" office:value-type="string">
            <text:p text:style-name="P49"/>
            <text:p text:style-name="P34">Formación académica</text:p>
          </table:table-cell>
          <table:table-cell table:style-name="Tabla4.A9" table:number-columns-spanned="5" office:value-type="string">
            <text:p text:style-name="P35">Titulación</text:p>
          </table:table-cell>
          <table:covered-table-cell/>
          <table:covered-table-cell/>
          <table:covered-table-cell/>
          <table:covered-table-cell/>
          <table:table-cell table:style-name="Tabla4.G9" office:value-type="string">
            <text:p text:style-name="P35">Centro de estudos</text:p>
          </table:table-cell>
        </table:table-row>
        <table:table-row table:style-name="Tabla4.10">
          <table:covered-table-cell/>
          <table:table-cell table:style-name="Tabla4.B15" table:number-columns-spanned="5" office:value-type="string">
            <text:p text:style-name="P38">1.<text:span text:style-name="T1">Bacharelato / COU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6">IES Monte da Vila. O Grove</text:p>
          </table:table-cell>
        </table:table-row>
        <table:table-row table:style-name="Tabla4.11">
          <table:covered-table-cell/>
          <table:table-cell table:style-name="Tabla4.B15" table:number-columns-spanned="5" office:value-type="string">
            <text:p text:style-name="P38">2. <text:span text:style-name="T1">Grado en Arquitectura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6">USP-CEU. Madrid</text:p>
          </table:table-cell>
        </table:table-row>
        <table:table-row table:style-name="Tabla4.12">
          <table:table-cell table:style-name="Tabla4.A9" table:number-rows-spanned="4" office:value-type="string">
            <text:p text:style-name="P35"/>
            <text:p text:style-name="P34">Formación complementaria</text:p>
          </table:table-cell>
          <table:table-cell table:style-name="Tabla4.A9" table:number-columns-spanned="5" office:value-type="string">
            <text:p text:style-name="P35">Denominación</text:p>
          </table:table-cell>
          <table:covered-table-cell/>
          <table:covered-table-cell/>
          <table:covered-table-cell/>
          <table:covered-table-cell/>
          <table:table-cell table:style-name="Tabla4.G9" office:value-type="string">
            <text:p text:style-name="P35">Centro de estudos</text:p>
          </table:table-cell>
        </table:table-row>
        <table:table-row table:style-name="Tabla4.13">
          <table:covered-table-cell/>
          <table:table-cell table:style-name="Tabla4.B15" table:number-columns-spanned="5" office:value-type="string">
            <text:p text:style-name="P39">1. <text:span text:style-name="T2">Curso de HTML5, CSS3, JavaScript y Apps Web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42">IED. Madrid</text:p>
          </table:table-cell>
        </table:table-row>
        <table:table-row table:style-name="Tabla4.14">
          <table:covered-table-cell/>
          <table:table-cell table:style-name="Tabla4.B15" table:number-columns-spanned="5" office:value-type="string">
            <text:p text:style-name="P39">2. <text:span text:style-name="T2">Curso de SEO y Posicionamiento Web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42">IED. Madrid</text:p>
          </table:table-cell>
        </table:table-row>
        <table:table-row table:style-name="Tabla4.15">
          <table:covered-table-cell/>
          <table:table-cell table:style-name="Tabla4.B15" table:number-columns-spanned="5" office:value-type="string">
            <text:p text:style-name="P38">3. 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8"/>
          </table:table-cell>
        </table:table-row>
        <table:table-row table:style-name="Tabla4.16">
          <table:table-cell table:style-name="Tabla4.A9" table:number-rows-spanned="7" office:value-type="string">
            <text:p text:style-name="P35"/>
            <text:p text:style-name="P34"/>
            <text:p text:style-name="P34">Experiencia laboral</text:p>
          </table:table-cell>
          <table:table-cell table:style-name="Tabla4.A9" table:number-columns-spanned="2" office:value-type="string">
            <text:p text:style-name="P35">Nome empresa</text:p>
          </table:table-cell>
          <table:covered-table-cell/>
          <table:table-cell table:style-name="Tabla4.A9" table:number-columns-spanned="3" office:value-type="string">
            <text:p text:style-name="P35">Posto de traballo</text:p>
          </table:table-cell>
          <table:covered-table-cell/>
          <table:covered-table-cell/>
          <table:table-cell table:style-name="Tabla4.G9" office:value-type="string">
            <text:p text:style-name="P35">Tempo</text:p>
          </table:table-cell>
        </table:table-row>
        <table:table-row table:style-name="Tabla4.17">
          <table:covered-table-cell/>
          <table:table-cell table:style-name="Tabla4.B22" table:number-columns-spanned="2" office:value-type="string">
            <text:list xml:id="list709471731347932424" text:style-name="WW8Num1">
              <text:list-header>
                <text:p text:style-name="P55">Freelance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42">Diseñador Gráfico. Web Developer.</text:p>
            <text:p text:style-name="P42">· Diseñador, maquetación, programación y gestión de websites.</text:p>
            <text:p text:style-name="P42">· Consultoría en web 2.0 y analítica.</text:p>
          </table:table-cell>
          <table:covered-table-cell/>
          <table:covered-table-cell/>
          <table:table-cell table:style-name="Tabla4.G22" office:value-type="string">
            <text:p text:style-name="P43">~/2000 -</text:p>
            <text:p text:style-name="P43">Actual</text:p>
          </table:table-cell>
        </table:table-row>
        <table:table-row table:style-name="Tabla4.18">
          <table:covered-table-cell/>
          <table:table-cell table:style-name="Tabla4.B22" table:number-columns-spanned="2" office:value-type="string">
            <text:list xml:id="list201227539652465" text:continue-numbering="true" text:style-name="WW8Num1">
              <text:list-header>
                <text:p text:style-name="P56">Sens Media. </text:p>
                <text:p text:style-name="P56">A Coruña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42">Growth Hacking Consultant.</text:p>
            <text:p text:style-name="P42">· Consultor en técnicas de Growth Hacking.</text:p>
            <text:p text:style-name="P42">· Analítica para conseguir captación y crecimiento en usuarios de una</text:p>
            <text:p text:style-name="P42">start-up.</text:p>
          </table:table-cell>
          <table:covered-table-cell/>
          <table:covered-table-cell/>
          <table:table-cell table:style-name="Tabla4.G22" office:value-type="string">
            <text:p text:style-name="P43">07/2015 -</text:p>
            <text:p text:style-name="P43">02/2016</text:p>
          </table:table-cell>
        </table:table-row>
        <table:table-row table:style-name="Tabla4.19">
          <table:covered-table-cell/>
          <table:table-cell table:style-name="Tabla4.B22" table:number-columns-spanned="2" office:value-type="string">
            <text:list xml:id="list201228829419695" text:continue-numbering="true" text:style-name="WW8Num1">
              <text:list-header>
                <text:p text:style-name="P56">Xilatec. </text:p>
                <text:p text:style-name="P56">A Coruña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42">Scrum Master. Xilatec. </text:p>
            <text:p text:style-name="P42">· Scrum Master facilitando los intereses de los involucrados en proyecto</text:p>
            <text:p text:style-name="P42">de implantación de una start-up .</text:p>
            <text:p text:style-name="P42">· Implementación de recursos para gestionar la incertidumbre y el</text:p>
            <text:p text:style-name="P42">cambio.</text:p>
          </table:table-cell>
          <table:covered-table-cell/>
          <table:covered-table-cell/>
          <table:table-cell table:style-name="Tabla4.G22" office:value-type="string">
            <text:p text:style-name="P43">11/2014 -</text:p>
            <text:p text:style-name="P43">06/2015</text:p>
          </table:table-cell>
        </table:table-row>
        <table:table-row table:style-name="Tabla4.20">
          <table:covered-table-cell/>
          <table:table-cell table:style-name="Tabla4.B22" table:number-columns-spanned="2" office:value-type="string">
            <text:list xml:id="list201229043325724" text:continue-numbering="true" text:style-name="WW8Num1">
              <text:list-header>
                <text:p text:style-name="P57">Mycoolcactus. Madrid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42">Gestor de eCommerce. </text:p>
            <text:p text:style-name="P42">· Diseñador de plataforma de eCommerce.</text:p>
            <text:p text:style-name="P42">· Gestión de la estrategia de comercio electrónico para exteriorización</text:p>
            <text:p text:style-name="P42">de ventas en España y Europa de una star-up.</text:p>
          </table:table-cell>
          <table:covered-table-cell/>
          <table:covered-table-cell/>
          <table:table-cell table:style-name="Tabla4.G22" office:value-type="string">
            <text:p text:style-name="P43">10/2013-</text:p>
            <text:p text:style-name="P43">08/2014</text:p>
          </table:table-cell>
        </table:table-row>
        <table:table-row table:style-name="Tabla4.21">
          <table:covered-table-cell/>
          <table:table-cell table:style-name="Tabla4.B22" table:number-columns-spanned="2" office:value-type="string">
            <text:list xml:id="list201229518466661" text:continue-numbering="true" text:style-name="WW8Num1">
              <text:list-header>
                <text:p text:style-name="P55">AKAPI Studio. London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42">Web Developer. </text:p>
            <text:p text:style-name="P42">· Desarrollador de soluciones web orientadas a marketing online.</text:p>
            <text:p text:style-name="P42">· Aplicaciones y estrategias online para mejorar la imagen de marca,</text:p>
            <text:p text:style-name="P42">branding.</text:p>
          </table:table-cell>
          <table:covered-table-cell/>
          <table:covered-table-cell/>
          <table:table-cell table:style-name="Tabla4.G22" office:value-type="string">
            <text:p text:style-name="P43">05/2012 -</text:p>
            <text:p text:style-name="P43">07/2013</text:p>
          </table:table-cell>
        </table:table-row>
        <table:table-row table:style-name="Tabla4.22">
          <table:covered-table-cell/>
          <table:table-cell table:style-name="Tabla4.B22" table:number-columns-spanned="2" office:value-type="string">
            <text:list xml:id="list201228071697563" text:continue-numbering="true" text:style-name="WW8Num1">
              <text:list-header>
                <text:p text:style-name="P58">AKAPI Studio. London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44">Graphic/Web Designer.</text:p>
            <text:p text:style-name="P44">· Diseñador y maquetación de websites.</text:p>
            <text:p text:style-name="P44">· Elaboración de webs, blogs, portales y online shoping.</text:p>
          </table:table-cell>
          <table:covered-table-cell/>
          <table:covered-table-cell/>
          <table:table-cell table:style-name="Tabla4.G22" office:value-type="string">
            <text:p text:style-name="P46">09/2010 -</text:p>
            <text:p text:style-name="P46">04/2012</text:p>
          </table:table-cell>
        </table:table-row>
        <table:table-row table:style-name="Tabla4.23">
          <table:table-cell table:style-name="Tabla4.A9" table:number-rows-spanned="2" office:value-type="string">
            <text:p text:style-name="P35">Outros datos de interese</text:p>
          </table:table-cell>
          <table:table-cell table:style-name="Tabla4.G9" table:number-columns-spanned="6" office:value-type="string">
            <text:p text:style-name="P38">Idiomas</text:p>
            <text:p text:style-name="P39">1. <text:span text:style-name="T2">Inglés (TASC/TOEFL) 2. Galego (Celga-4)</text:span></text:p>
            <text:p text:style-name="P42">2. Portugués (Instituto Camoes)</text:p>
            <text:p text:style-name="P38"><text:span text:style-name="T2">3</text:span>. <text:span text:style-name="T2">Galego (Celga-4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covered-table-cell/>
          <table:table-cell table:style-name="Tabla4.A9" table:number-rows-spanned="2" table:number-columns-spanned="2" office:value-type="string">
            <text:p text:style-name="P38">Coñecementos técnicos</text:p>
          </table:table-cell>
          <table:covered-table-cell/>
          <table:table-cell table:style-name="Tabla4.D24" table:number-rows-spanned="2" table:number-columns-spanned="2" office:value-type="string">
            <text:p text:style-name="P40">1. <text:span text:style-name="T3">HTML5, CSS3, Bootstrap</text:span></text:p>
            <text:p text:style-name="P44">2. SEO, Google Analytics</text:p>
            <text:p text:style-name="P44">3. Responsive Web Desgin</text:p>
            <text:p text:style-name="P44">4. Org.mode</text:p>
            <text:p text:style-name="P40"/>
          </table:table-cell>
          <table:covered-table-cell/>
          <table:table-cell table:style-name="Tabla4.F24" table:number-rows-spanned="2" table:number-columns-spanned="2" office:value-type="string">
            <text:p text:style-name="P45">5. Social Media, Web 2.0</text:p>
            <text:p text:style-name="P45">6. Taller de Prensa</text:p>
            <text:p text:style-name="P45">7. Control Emocional</text:p>
            <text:p text:style-name="P41"><text:span text:style-name="T3">8. Formación Musical</text:span></text:p>
          </table:table-cell>
          <table:covered-table-cell/>
        </table:table-row>
        <table:table-row table:style-name="Tabla4.25">
          <table:table-cell table:style-name="Tabla4.A2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7"/>
      <text:p text:style-name="P47"/>
      <text:p text:style-name="P47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Identifica os obxectivos para lograr no teu negocio.</text:p>
          </table:table-cell>
        </table:table-row>
        <table:table-row table:style-name="Tabla5.2">
          <table:table-cell table:style-name="Tabla5.A2" office:value-type="string">
            <text:p text:style-name="P6">Obxectivo xeral…</text:p>
            <text:p text:style-name="P5"/>
            <text:p text:style-name="P12">Crear unha plataforma en rede de productores de productos do campo e server como canle de interactuación productor-consumidor facilitando a distribución deses productos. </text:p>
            <text:p text:style-name="P12">Asesorar para a posta en producción de solares valeiros. Colaboración coas institucións para crear hortos urbanos. Realización de eventos onde dar a coñecer a nosa actividade.</text:p>
            <text:p text:style-name="P5"/>
            <text:p text:style-name="P5">Obxectivo específico 1…</text:p>
            <text:p text:style-name="P5"/>
            <text:p text:style-name="P13">Botar a andar o negocio. Creación e desenrolo da plataforma web sobre a cal centrar as actividades de negocio. </text:p>
            <text:p text:style-name="P13"/>
            <text:p text:style-name="P14">Definir os roles:</text:p>
            <text:p text:style-name="P14">- Os asociados como productores baixo uns condicionantes dados de calidade, manipulación do producto etc.</text:p>
            <text:p text:style-name="P14">- Nós como canle de distribución delimitando as nosas responsabilidades dando saída comercial aos productos. Receptación de ingresos e redistribución entre os productores.</text:p>
            <text:p text:style-name="P14">- Os clientes que terán uns servicios, dereitos e deberes á súa disposición.</text:p>
            <text:p text:style-name="P14"/>
            <text:p text:style-name="P14">Crear un proceso piloto propio onde nós nos poñamos a producir nunhas leiras de man, <text:s/>difundamos os nosos productos e os comercialicemos. Facendo análise das necesidades e medios técnicos e económicos que imos precisar.</text:p>
            <text:p text:style-name="P29"/>
            <text:p text:style-name="P29">Obxectivo específico 2…</text:p>
            <text:p text:style-name="P29"/>
            <text:p text:style-name="P24">Labouras comerciáis bidireccionáis. Por un lado ampliar a nosa base de productores asociados e por outra banda chegar aos consumidores.</text:p>
          </table:table-cell>
        </table:table-row>
      </table:table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Define posibles estratexias a seguir.</text:p>
          </table:table-cell>
        </table:table-row>
        <table:table-row table:style-name="Tabla6.2">
          <table:table-cell table:style-name="Tabla6.A2" office:value-type="string">
            <text:p text:style-name="P6"/>
            <text:p text:style-name="P6">Estratexia, primeiro ano…</text:p>
            <text:p text:style-name="P5"/>
            <text:p text:style-name="P15">Optamos por unha estratexia corporativa. </text:p>
            <text:p text:style-name="P15">- Poñer o foco sobre o concepto de producto producido na nosa contorna, en terreos cuxo uso agrícola non é o primordial e baixo uns estándares de calidade máximos respeitando a nosa <text:s/>imaxe de marca. Para desenrolar esta estratexia debemos facer labores comerciáis. </text:p>
            <text:p text:style-name="P15">- Dar a coñecer os nosos obxectivos sociáis a parte dos meramente comerciáis. </text:p>
            <text:p text:style-name="P15">- Incidir na importancia do trato de proximidade co cliente ofrencendo prezos competitivos polo producto de gran calidade que terán e sendo próximos nas necesidades dos clientes e na entrega dos productos.</text:p>
            <text:p text:style-name="P15">- Trataremos tamén de expandir a nosa rede de productores a nivel local, organizando obradoiros e asesoramento para poñer en marcha productiva a nosa terra e estando visibéis organizando eventos como degustacións, catas, mercadillos, charlas etc buscando difundir a idea do asociacionismo e noso posicionamento á marxe das grandes productoras e distribuidoras de alimentos.</text:p>
            <text:p text:style-name="P15"/>
            <text:p text:style-name="P15"/>
            <text:p text:style-name="P15"/>
            <text:p text:style-name="P1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>Estratexia, segundo ano…</text:p>
            <text:p text:style-name="P5"/>
            <text:p text:style-name="P25">- Consolidar o número de productores asociados. Máis productores asociados fai que o número de usuarios da nosa plataforma medre, tomando como usuarios da plataforma a productores e consumidores.</text:p>
            <text:p text:style-name="P25">- Ofrecer diferentes servizos a diferentes tipos de clientes. Como consecuencia de que a nosa carteira de <text:span text:style-name="T5">usuarios</text:span> medre existirá máis stock que se pode vende<text:span text:style-name="T5">r a clientes máis grandes como negocios de hostalaría baixo outras condicións. Creación de grupos de consumo, diversificación nas ofertas de entrega de productos, promocións etc.</text:span></text:p>
            <text:p text:style-name="P15">- <text:span text:style-name="T5">Pequena expansión tentando adherir á nosa plataforma a productores do concello e a contorna aumentando así tamén o radio de alcance das entregas de certos productos</text:span></text:p>
            <text:p text:style-name="P15">- <text:span text:style-name="T5">Promover con diferentes administracións públicas a visibilidade da nosa plataforma e introducir as nosas prácticas en colectivos alleos como poden ser os escolares por medio de actividades.</text:span></text:p>
            <text:p text:style-name="P5"/>
            <text:p text:style-name="P5">Estratexia, terceiro ano…</text:p>
            <text:p text:style-name="P5"/>
            <text:p text:style-name="P10">- <text:span text:style-name="T5">Expansión maior. Sectorizando o territorio creando nodos de producción e distribución en diferentes zonas das Rías Baixas. Isto implica diversificar stocks por un lado (xa que o que se da ben e abunda nunha terra do concello de Valga pode diferir do que se dea ben nunha terra do concello de Tomiño). Tamén implica cubrir novas zonas e chegar a máis consumidores.</text:span></text:p>
            <text:p text:style-name="P10">- <text:span text:style-name="T5">Aumentar e diversificar o tipo de productos ofrecidos abrindo a nosa plataforma a productores de productos procesados, léase queixo, ovos, carne, marmeladas etc. apostando por innovar en técnicas de procesado dos productos que os nosos usuarios obteñen e poñendoos no mercado.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"/>
      <text:p text:style-name="P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04288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04288" style:font-size-asian="14pt" style:font-size-complex="14pt"/>
    </style:style>
    <style:style style:name="MP3" style:family="paragraph" style:parent-style-name="Text_20_body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P5" style:family="paragraph" style:parent-style-name="Footer">
      <style:paragraph-properties fo:text-align="end" style:justify-single-word="false"/>
      <style:text-properties fo:font-size="9pt" officeooo:paragraph-rsid="000d5855" style:font-size-asian="9pt" style:font-size-complex="9pt"/>
    </style:style>
    <style:style style:name="MP6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1f0cb" style:font-size-asian="14pt" style:font-weight-asian="bold" style:font-size-complex="14pt" style:font-weight-complex="bold"/>
    </style:style>
    <style:style style:name="MP7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1f0cb" style:font-size-asian="14pt" style:font-size-complex="14pt"/>
    </style:style>
    <style:style style:name="MP8" style:family="paragraph" style:parent-style-name="Text_20_body">
      <style:paragraph-properties fo:text-align="end" style:justify-single-word="false"/>
    </style:style>
    <style:style style:name="MP9" style:family="paragraph" style:parent-style-name="Footer">
      <style:paragraph-properties fo:text-align="end" style:justify-single-word="false"/>
      <style:text-properties fo:font-size="9pt" officeooo:paragraph-rsid="000ef58c" style:font-size-asian="9pt" style:font-size-complex="9pt"/>
    </style:style>
    <style:style style:name="MT1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MT2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fo:font-variant="normal" fo:text-transform="none" fo:color="#000000" style:font-name="Liberation Sans" fo:font-size="10pt" fo:letter-spacing="normal" fo:font-style="normal" style:text-underline-style="none" officeooo:rsid="001b2fe9" style:font-size-asian="10pt" style:font-size-complex="10pt"/>
    </style:style>
    <style:style style:name="MT4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MT5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7" style:family="text">
      <style:text-properties style:font-name="FreeSans" fo:font-weight="normal" officeooo:rsid="000e3434" style:font-weight-asian="normal" style:font-weight-complex="normal"/>
    </style:style>
    <style:style style:name="MT8" style:family="text">
      <style:text-properties style:font-name="Liberation Sans" fo:font-weight="normal" officeooo:rsid="000e3434" style:font-weight-asian="normal" style:font-weight-complex="normal"/>
    </style:style>
    <style:style style:name="MT9" style:family="text">
      <style:text-properties style:font-name="Liberation Sans" fo:font-weight="normal" officeooo:rsid="000d5855" style:font-weight-asian="normal" style:font-weight-complex="normal"/>
    </style:style>
    <style:style style:name="MT10" style:family="text">
      <style:text-properties style:font-name="Liberation Sans" fo:font-weight="normal" officeooo:rsid="000d4354" style:font-weight-asian="normal" style:font-weight-complex="normal"/>
    </style:style>
    <style:style style:name="MT11" style:family="text">
      <style:text-properties style:font-name="Liberation Sans" fo:font-weight="normal" style:font-weight-asian="normal" style:font-weight-complex="normal"/>
    </style:style>
    <style:style style:name="MT12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MT13" style:family="text">
      <style:text-properties fo:font-variant="normal" fo:text-transform="none" fo:color="#000000" style:font-name="Liberation Sans" fo:font-size="10pt" fo:letter-spacing="normal" fo:font-style="normal" style:text-underline-style="none" fo:font-weight="normal" officeooo:rsid="001b2fe9" style:font-size-asian="10pt" style:font-weight-asian="normal" style:font-size-complex="10pt" style:font-weight-complex="normal"/>
    </style:style>
    <style:style style:name="MT14" style:family="text">
      <style:text-properties style:font-name="Liberation Sans" fo:font-size="10pt" fo:font-style="italic" fo:font-weight="normal" officeooo:rsid="000e3434" style:font-size-asian="10pt" style:font-style-asian="italic" style:font-weight-asian="normal" style:font-size-complex="10pt" style:font-style-complex="italic" style:font-weight-complex="normal"/>
    </style:style>
    <style:style style:name="MT15" style:family="text">
      <style:text-properties style:font-name="FreeSans" fo:font-size="10pt" fo:font-weight="normal" officeooo:rsid="000e3434" style:font-size-asian="10pt" style:font-weight-asian="normal" style:font-size-complex="10pt" style:font-weight-complex="normal"/>
    </style:style>
    <style:style style:name="MT16" style:family="text">
      <style:text-properties style:font-name="Liberation Sans" fo:font-size="10pt" fo:font-weight="normal" officeooo:rsid="000e3434" style:font-size-asian="10pt" style:font-weight-asian="normal" style:font-size-complex="10pt" style:font-weight-complex="normal"/>
    </style:style>
    <style:style style:name="MT17" style:family="text">
      <style:text-properties style:font-name="Liberation Sans" fo:font-size="10pt" fo:font-weight="normal" officeooo:rsid="000d5855" style:font-size-asian="10pt" style:font-weight-asian="normal" style:font-size-complex="10pt" style:font-weight-complex="normal"/>
    </style:style>
    <style:style style:name="MT18" style:family="text">
      <style:text-properties style:font-name="Liberation Sans" fo:font-size="10pt" fo:font-weight="normal" officeooo:rsid="000d4354" style:font-size-asian="10pt" style:font-weight-asian="normal" style:font-size-complex="10pt" style:font-weight-complex="normal"/>
    </style:style>
    <style:style style:name="MT19" style:family="text">
      <style:text-properties style:font-name="Liberation Sans" fo:font-size="10pt" fo:font-weight="normal" officeooo:rsid="0010eb7e" style:font-size-asian="10pt" style:font-weight-asian="normal" style:font-size-complex="10pt" style:font-weight-complex="normal"/>
    </style:style>
    <style:style style:name="MT20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M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6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649cm" fo:margin-left="3cm" fo:margin-right="3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p text:style-name="MP3"><draw:line text:anchor-type="paragraph" draw:z-index="2" draw:style-name="Mgr1" draw:text-style-name="MP4" svg:x1="0.095cm" svg:y1="0.543cm" svg:x2="14.952cm" svg:y2="0.543cm"><text:p/></draw:line><draw:line text:anchor-type="paragraph" draw:z-index="8" draw:style-name="Mgr1" draw:text-style-name="MP4" svg:x1="0.095cm" svg:y1="0.543cm" svg:x2="14.952cm" svg:y2="0.543cm"><text:p/></draw:line><draw:line text:anchor-type="paragraph" draw:z-index="11" draw:style-name="Mgr1" draw:text-style-name="MP4" svg:x1="0.095cm" svg:y1="0.543cm" svg:x2="14.952cm" svg:y2="0.543cm"><text:p/></draw:line><draw:line text:anchor-type="paragraph" draw:z-index="14" draw:style-name="Mgr1" draw:text-style-name="MP4" svg:x1="0.095cm" svg:y1="0.543cm" svg:x2="14.952cm" svg:y2="0.543cm"><text:p/></draw:line><text:span text:style-name="MT3">A iniciativa emprendedora</text:span><text:span text:style-name="MT4">_</text:span><text:span text:style-name="MT5">UD</text:span><text:span text:style-name="MT4">01</text:span></text:p>
      </style:header>
      <style:footer>
        <text:p text:style-name="MP5"><text:span text:style-name="MT6">_ Adrián Álvarez Lois _</text:span><text:span text:style-name="MT7"><text:tab/><text:tab/> </text:span><text:span text:style-name="MT8"><text:s text:c="2"/></text:span><text:span text:style-name="MT9">EIE_UD</text:span><text:span text:style-name="MT10">0</text:span><text:span text:style-name="MT9">1</text:span><text:span text:style-name="MT10">_</text:span><text:span text:style-name="MT9">TAREFA_apt03_</text:span><text:span text:style-name="MT11"> </text:span><text:span text:style-name="MT12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h text:style-name="MP6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7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8" text:outline-level="2"><draw:line text:anchor-type="paragraph" draw:z-index="5" draw:style-name="Mgr1" draw:text-style-name="MP4" svg:x1="0.095cm" svg:y1="0.543cm" svg:x2="14.952cm" svg:y2="0.543cm"><text:p/></draw:line><draw:line text:anchor-type="paragraph" draw:z-index="4" draw:style-name="Mgr1" draw:text-style-name="MP4" svg:x1="0.095cm" svg:y1="0.543cm" svg:x2="14.952cm" svg:y2="0.543cm"><text:p/></draw:line><draw:line text:anchor-type="paragraph" draw:z-index="3" draw:style-name="Mgr1" draw:text-style-name="MP4" svg:x1="0.095cm" svg:y1="0.543cm" svg:x2="14.952cm" svg:y2="0.543cm"><text:p/></draw:line><draw:line text:anchor-type="paragraph" draw:z-index="15" draw:style-name="Mgr1" draw:text-style-name="MP4" svg:x1="0.095cm" svg:y1="0.543cm" svg:x2="14.952cm" svg:y2="0.543cm"><text:p/></draw:line><text:span text:style-name="MT13">A iniciativa emprendedora</text:span><text:span text:style-name="MT4">_</text:span><text:span text:style-name="MT5">UD</text:span><text:span text:style-name="MT4">01</text:span></text:h>
      </style:header>
      <style:footer>
        <text:p text:style-name="MP9"><text:span text:style-name="MT14">_ Adrián Álvarez Lois _</text:span><text:span text:style-name="MT15"><text:tab/><text:tab/> </text:span><text:span text:style-name="MT16"><text:s text:c="2"/></text:span><text:span text:style-name="MT17">EIE_UD</text:span><text:span text:style-name="MT18">0</text:span><text:span text:style-name="MT17">1</text:span><text:span text:style-name="MT18">_</text:span><text:span text:style-name="MT17">TAREFA_apt0</text:span><text:span text:style-name="MT19">3</text:span><text:span text:style-name="MT17">_</text:span><text:span text:style-name="MT20"> </text:span><text:span text:style-name="MT1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0:05:27.20</meta:creation-date>
    <meta:editing-cycles>1</meta:editing-cycles>
    <meta:editing-duration>P0D</meta:editing-duration>
    <meta:generator>LibreOffice/4.3.3.2$Linux_X86_64 LibreOffice_project/430m0$Build-2</meta:generator>
    <meta:document-statistic meta:table-count="6" meta:image-count="0" meta:object-count="0" meta:page-count="4" meta:paragraph-count="150" meta:word-count="1305" meta:character-count="8544" meta:non-whitespace-character-count="7291"/>
    <meta:user-defined meta:name="Información 1"/>
    <meta:user-defined meta:name="Información 2"/>
    <meta:user-defined meta:name="Información 3"/>
    <meta:user-defined meta:name="Información 4"/>
  </office:meta>
</office:document-meta>
</file>